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text-properties fo:font-size="32pt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 Semibold" fo:font-size="28pt" fo:text-shadow="none" style:font-size-asian="28pt" style:font-size-complex="28pt"/>
    </style:style>
    <style:style style:name="T3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font-name="Segoe UI" fo:font-size="20pt" fo:text-shadow="1pt 1pt" style:font-size-asian="20pt" style:font-size-complex="20pt"/>
    </style:style>
    <style:style style:name="T8" style:family="text">
      <style:text-properties fo:color="#000000" style:font-name="Segoe UI" fo:font-size="20pt" fo:text-shadow="none" style:font-size-asian="20pt" style:font-size-complex="20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733</text:span><text:span text:style-name="T2"> </text:span></text:p>
            <text:p text:style-name="P1"><text:span text:style-name="T3">“</text:span><text:span text:style-name="T3">O God, Our Help in Ages Pa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1.</text:span><text:span text:style-name="T4"><text:tab/></text:span><text:span text:style-name="T5">O God, our help in ages past,</text:span></text:p>
            <text:p text:style-name="P4"><text:span text:style-name="T5">Our hope for years to come,</text:span></text:p>
            <text:p text:style-name="P4"><text:span text:style-name="T5">Our shelter from the stormy blast,</text:span></text:p>
            <text:p text:style-name="P4"><text:span text:style-name="T5">And our eternal hom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2.</text:span><text:span text:style-name="T4"><text:tab/></text:span><text:span text:style-name="T5">Under the shadow of Thy throne</text:span></text:p>
            <text:p text:style-name="P4"><text:span text:style-name="T5">Thy saints have dwelt secure;</text:span></text:p>
            <text:p text:style-name="P4"><text:span text:style-name="T5">Sufficient is Thine arm alone,</text:span></text:p>
            <text:p text:style-name="P4"><text:span text:style-name="T5">And our defense is 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3. </text:span><text:span text:style-name="T5">Before the hills in order stood</text:span></text:p>
            <text:p text:style-name="P4"><text:span text:style-name="T5">Or earth received her frame,</text:span></text:p>
            <text:p text:style-name="P4"><text:span text:style-name="T5">From everlasting Thou art God,</text:span></text:p>
            <text:p text:style-name="P4"><text:span text:style-name="T5">To endless years the s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4. </text:span><text:span text:style-name="T5">A thousand ages in Thy sight</text:span></text:p>
            <text:p text:style-name="P4"><text:span text:style-name="T5">Are like an evening gone,</text:span></text:p>
            <text:p text:style-name="P4"><text:span text:style-name="T5">Short as the watch that ends the night</text:span></text:p>
            <text:p text:style-name="P4"><text:span text:style-name="T5">Before the rising su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5.</text:span><text:span text:style-name="T4"><text:tab/></text:span><text:span text:style-name="T5">Time, like an ever-rolling stream,</text:span></text:p>
            <text:p text:style-name="P4"><text:span text:style-name="T5">Soon bears us all away;</text:span></text:p>
            <text:p text:style-name="P4"><text:span text:style-name="T5">We fly forgotten as a dream</text:span></text:p>
            <text:p text:style-name="P4"><text:span text:style-name="T5">Dies at the op’ning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9" draw:layer="layout" svg:width="24.638cm" svg:height="13.382cm" svg:x="1.778cm" svg:y="0.508cm">
          <draw:text-box>
            <text:p text:style-name="P7"><text:span text:style-name="T4">6.</text:span><text:span text:style-name="T4"><text:tab/></text:span><text:span text:style-name="T5">O God, our help in ages past,</text:span></text:p>
            <text:p text:style-name="P7"><text:span text:style-name="T5">Our hope for years to come,</text:span></text:p>
            <text:p text:style-name="P7"><text:span text:style-name="T5">Be Thou our guard while troubles last</text:span></text:p>
            <text:p text:style-name="P7"><text:span text:style-name="T5">And our eternal home!</text:span></text:p>
            <text:p text:style-name="P8"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8"/></text:p>
            <text:p text:style-name="P8"><text:span text:style-name="T8"><text:s text:c="4"/></text:span><text:span text:style-name="T9"><text:s text:c="3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7:59:28.433000000</meta:creation-date>
    <dc:date>2019-04-29T15:29:33.239000000</dc:date>
    <meta:editing-duration>PT17M1S</meta:editing-duration>
    <meta:editing-cycles>7</meta:editing-cycles>
    <meta:generator>LibreOffice/6.1.5.2$Windows_X86_64 LibreOffice_project/90f8dcf33c87b3705e78202e3df5142b201bd805</meta:generator>
    <meta:document-statistic meta:object-count="42"/>
  </office:meta>
</office:document-meta>
</file>